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c0f47" officeooo:paragraph-rsid="0026edb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05128" officeooo:paragraph-rsid="0030512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5c69d" officeooo:paragraph-rsid="0045c69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05128" officeooo:paragraph-rsid="0030512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6edbf" officeooo:paragraph-rsid="0026edb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9da8b" officeooo:paragraph-rsid="0039da8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39da8b" officeooo:paragraph-rsid="0039da8b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39da8b" officeooo:paragraph-rsid="00417426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bold" officeooo:rsid="0039da8b" officeooo:paragraph-rsid="0039da8b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9da8b" officeooo:paragraph-rsid="0039da8b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5c69d" officeooo:paragraph-rsid="0045c69d" style:font-size-asian="12pt" style:font-weight-asian="normal" style:font-size-complex="12pt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519d3" officeooo:paragraph-rsid="004519d3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3ff53d" officeooo:paragraph-rsid="003ff53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3ff53d" officeooo:paragraph-rsid="00417426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35450" officeooo:paragraph-rsid="0043545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5c69d" officeooo:paragraph-rsid="0045c69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45c69d" officeooo:paragraph-rsid="0045c69d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47dd1c" officeooo:paragraph-rsid="0047dd1c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463da4" officeooo:paragraph-rsid="00463da4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3ff53d"/>
    </style:style>
    <style:style style:name="P22" style:family="paragraph" style:parent-style-name="Standard">
      <style:paragraph-properties fo:text-align="start" style:justify-single-word="false"/>
      <style:text-properties officeooo:paragraph-rsid="0019eb27"/>
    </style:style>
    <style:style style:name="P23" style:family="paragraph" style:parent-style-name="Standard" style:list-style-name="L6">
      <style:paragraph-properties fo:text-align="start" style:justify-single-word="false"/>
      <style:text-properties fo:font-weight="normal" officeooo:rsid="0045c69d" officeooo:paragraph-rsid="0045c69d" style:font-weight-asian="normal" style:font-weight-complex="normal"/>
    </style:style>
    <style:style style:name="P24" style:family="paragraph" style:parent-style-name="Standard" style:list-style-name="L2" style:master-page-name="">
      <style:paragraph-properties fo:text-align="start" style:justify-single-word="false" style:page-number="auto"/>
      <style:text-properties style:font-name="DejaVu Sans Condensed" fo:font-size="12pt" fo:font-style="normal" fo:font-weight="bold" officeooo:rsid="003ff53d" officeooo:paragraph-rsid="003ff53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a0e65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a7505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style:font-size-asian="12pt" style:font-size-complex="12pt"/>
    </style:style>
    <style:style style:name="T8" style:family="text">
      <style:text-properties style:font-name="DejaVu Sans Condensed" fo:font-size="12pt" officeooo:rsid="00305128" style:font-size-asian="12pt" style:font-size-complex="12pt"/>
    </style:style>
    <style:style style:name="T9" style:family="text">
      <style:text-properties style:font-name="DejaVu Sans Condensed" fo:font-size="12pt" officeooo:rsid="003b8eb8" style:font-size-asian="12pt" style:font-size-complex="12pt"/>
    </style:style>
    <style:style style:name="T10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DejaVu Sans Condensed" fo:font-size="12pt" fo:font-style="normal" fo:font-weight="normal" officeooo:rsid="003ff53d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DejaVu Sans Condensed" fo:font-size="12pt" fo:font-style="normal" fo:font-weight="normal" officeooo:rsid="00417426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style:font-name="DejaVu Sans Condensed" fo:font-size="12pt" fo:font-style="normal" fo:font-weight="bold" officeooo:rsid="003ff53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9da8b"/>
    </style:style>
    <style:style style:name="T17" style:family="text">
      <style:text-properties officeooo:rsid="003b8eb8"/>
    </style:style>
    <style:style style:name="T18" style:family="text">
      <style:text-properties officeooo:rsid="004174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5">5</text:span><text:span text:style-name="T6">0</text:span><text:span text:style-name="T5">1</text:span><text:span text:style-name="T3"> - </text:span><text:span text:style-name="T1">A/G</text:span><text:span text:style-name="T2"> - </text:span><text:span text:style-name="T4">Unguided Bombs, Rockets</text:span></text:p>
      <text:p text:style-name="P6"/>
      <text:p text:style-name="P3">You can leave the Sidewinder pylons armed, as long as the Gun/Msl/Cam switch is off the pickle will only drop the other selected pylons.</text:p>
      <text:p text:style-name="P6"/>
      <text:p text:style-name="P7">Stores Jettison - WIP</text:p>
      <text:list xml:id="list241774294" text:style-name="L1">
        <text:list-item>
          <text:p text:style-name="P11">Do not leave jettison switch on, it disables weapons.</text:p>
        </text:list-item>
        <text:list-item>
          <text:p text:style-name="P12">Select pylons you want to jettison, set switch to Selected Pylons, press Jettison button.</text:p>
        </text:list-item>
      </text:list>
      <text:p text:style-name="P6"/>
      <text:p text:style-name="P5"><text:span text:style-name="T16">Bombs - </text:span><text:span text:style-name="T17">WIP</text:span></text:p>
      <text:p text:style-name="P8">All</text:p>
      <text:list xml:id="list3770744752" text:style-name="L2">
        <text:list-item>
          <text:p text:style-name="P24">Intervals<text:tab/>0.06 s<text:span text:style-name="T18">ec</text:span><text:tab/>0.10 s<text:span text:style-name="T18">ec</text:span><text:tab/>0.14 s<text:span text:style-name="T18">ec</text:span></text:p>
          <text:p text:style-name="P20"><text:span text:style-name="T14">6</text:span><text:span text:style-name="T13">00 kts</text:span><text:span text:style-name="T10"><text:tab/>60.8 ft<text:tab/><text:tab/>101.3 ft<text:tab/>141.8 ft</text:span></text:p>
          <text:p text:style-name="P20"><text:span text:style-name="T14">5</text:span><text:span text:style-name="T13">50 kts</text:span><text:span text:style-name="T10"><text:tab/>55.7 ft<text:tab/><text:tab/>92.8 ft<text:tab/><text:tab/>130.0 ft</text:span></text:p>
          <text:p text:style-name="P21"><text:span text:style-name="T14">500 kts</text:span><text:span text:style-name="T11"><text:tab/>50.6</text:span><text:span text:style-name="T12"> ft<text:tab/></text:span><text:span text:style-name="T11"><text:tab/>84.4 </text:span><text:span text:style-name="T12">ft</text:span><text:span text:style-name="T11"><text:tab/><text:tab/>118.1 </text:span><text:span text:style-name="T12">ft</text:span></text:p>
          <text:p text:style-name="P14"><text:span text:style-name="T15">450 kts</text:span><text:tab/>45.6 <text:span text:style-name="T18">ft</text:span><text:tab/><text:tab/>76.0 <text:span text:style-name="T18">ft</text:span><text:tab/><text:tab/>106.3 <text:span text:style-name="T18">ft</text:span></text:p>
          <text:p text:style-name="P14"><text:span text:style-name="T15">400 kts</text:span><text:tab/>40.5 <text:span text:style-name="T18">ft</text:span><text:tab/><text:tab/>67.5 <text:span text:style-name="T18">ft</text:span><text:tab/><text:tab/>94.5 <text:span text:style-name="T18">ft</text:span></text:p>
          <text:p text:style-name="P15"><text:span text:style-name="T15">350 kts</text:span><text:tab/>35.4 <text:span text:style-name="T18">ft</text:span><text:tab/><text:tab/>59.0 <text:span text:style-name="T18">ft</text:span><text:tab/><text:tab/>82.7 <text:span text:style-name="T18">ft</text:span></text:p>
        </text:list-item>
      </text:list>
      <text:p text:style-name="P9">Snakeye</text:p>
      <text:list xml:id="list1426572162" text:style-name="L3">
        <text:list-item>
          <text:p text:style-name="P16">80 mils, 200 ft, 500 kts?</text:p>
        </text:list-item>
        <text:list-item>
          <text:p text:style-name="P17">Dropping in ripple can blow up your own plane, possibly due to the bombs hitting each other, or maybe hitting the plane. <text:s/>Interval of 0.14 can help, and making sure you're not pushing anything less than 1 G, but it's not reliably safe with any settings.</text:p>
        </text:list-item>
      </text:list>
      <text:p text:style-name="P8">Slick</text:p>
      <text:p text:style-name="P8">CBU</text:p>
      <text:list xml:id="list21118487" text:style-name="L4">
        <text:list-item>
          <text:p text:style-name="P18">Seems to burst after a set amount of time. <text:s/>In level flight, drops at 450 to 500 AGL burst before they hit the ground and give a decent scatter. <text:s/>But in a dive, dropping from that height makes them hit the ground before bursting.</text:p>
        </text:list-item>
        <text:list-item>
          <text:p text:style-name="P19">Scatter is not affected by altitude (bug).</text:p>
        </text:list-item>
      </text:list>
      <text:p text:style-name="P1"/>
      <text:p text:style-name="P4">Rockets - <text:span text:style-name="T17">WIP</text:span></text:p>
      <text:list xml:id="list21839091" text:style-name="L5">
        <text:list-item>
          <text:p text:style-name="P13">10 mils?</text:p>
        </text:list-item>
      </text:list>
      <text:p text:style-name="P2"/>
      <text:p text:style-name="P10"><text:span text:style-name="T8">G</text:span><text:span text:style-name="T7">uns - </text:span><text:span text:style-name="T9">WIP</text:span></text:p>
      <text:list xml:id="list869684705" text:style-name="L6">
        <text:list-item>
          <text:p text:style-name="P23"><text:span text:style-name="T9">1</text:span><text:span text:style-name="T7">0 mils?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1T10:41:24.725000000</dc:date>
    <meta:editing-duration>PT12H28M16S</meta:editing-duration>
    <meta:editing-cycles>4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5" meta:word-count="248" meta:character-count="1206" meta:non-whitespace-character-count="984"/>
  </office:meta>
</office:document-meta>
</file>